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EA0000005AA6494B57F95987E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Italic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cm" fo:min-width="0cm" fo:padding-top="0.139cm" fo:padding-bottom="0.139cm" fo:padding-left="0.264cm" fo:padding-right="0.264cm"/>
    </style:style>
    <style:style style:name="gr2" style:family="graphic" style:parent-style-name="standard">
      <style:graphic-properties draw:fill-color="#333333" draw:textarea-vertical-align="middle"/>
    </style:style>
    <style:style style:name="gr3" style:family="graphic" style:parent-style-name="standard">
      <style:graphic-properties draw:fill-color="#000000" draw:textarea-vertical-align="middle"/>
    </style:style>
    <style:style style:name="gr4" style:family="graphic" style:parent-style-name="standard">
      <style:graphic-properties svg:stroke-width="0.035cm" svg:stroke-color="#ff33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solid" svg:stroke-width="0.028cm" svg:stroke-color="#000000" draw:marker-start-width="0.242cm" draw:marker-end-width="0.242cm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marker-start="Short_20_line_20_Arrow" draw:marker-end="Short_20_line_20_Arrow" draw:textarea-vertical-align="bottom"/>
    </style:style>
    <style:style style:name="gr8" style:family="graphic" style:parent-style-name="standard">
      <style:graphic-properties draw:fill-color="#cccccc" draw:textarea-vertical-align="middle"/>
    </style:style>
    <style:style style:name="gr9" style:family="graphic" style:parent-style-name="standard">
      <style:graphic-properties draw:marker-start="Short_20_line_20_Arrow" draw:marker-end="Short_20_line_20_Arrow" draw:textarea-vertical-align="middle"/>
    </style:style>
    <style:style style:name="gr10" style:family="graphic" style:parent-style-name="standard">
      <style:graphic-properties draw:marker-end="Short_20_line_20_Arrow" draw:textarea-vertical-align="middle"/>
    </style:style>
    <style:style style:name="gr11" style:family="graphic" style:parent-style-name="Objeto_20_no_20_tiene_20_relleno_20_o_20_lineas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66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cm" fo:min-width="1.141cm"/>
    </style:style>
    <style:style style:name="gr14" style:family="graphic" style:parent-style-name="standard">
      <style:graphic-properties draw:textarea-vertical-align="middle"/>
    </style:style>
    <style:style style:name="gr1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6" style:family="graphic" style:parent-style-name="standard">
      <style:graphic-properties draw:marker-start="Short_20_line_20_Arrow" draw:marker-end="Short_20_line_20_Arrow" draw:textarea-vertical-align="middle"/>
    </style:style>
    <style:style style:name="gr17" style:family="graphic" style:parent-style-name="standard">
      <style:graphic-properties draw:fill-color="#000000" draw:textarea-vertical-align="middle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2.038cm"/>
    </style:style>
    <style:style style:name="gr20" style:family="graphic" style:parent-style-name="standard">
      <style:graphic-properties draw:stroke="dash" draw:stroke-dash="Fine_20_Dashed" svg:stroke-width="0.028cm" svg:stroke-color="#000000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5.21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3" style:family="paragraph">
      <loext:graphic-properties draw:fill-color="#333333"/>
      <style:paragraph-properties fo:text-align="center"/>
    </style:style>
    <style:style style:name="P4" style:family="paragraph">
      <loext:graphic-properties draw:fill-color="#000000"/>
      <style:paragraph-properties fo:text-align="center"/>
      <style:text-properties fo:color="#ffffff" fo:font-size="10pt" fo:font-weight="bold" style:font-size-asian="10pt" style:font-size-complex="10pt"/>
    </style:style>
    <style:style style:name="P5" style:family="paragraph">
      <loext:graphic-properties draw:fill-color="#000000"/>
      <style:paragraph-properties fo:text-align="center"/>
      <style:text-properties fo:color="#ffffff" fo:font-weight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000000"/>
      <style:paragraph-properties fo:text-align="center"/>
      <style:text-properties fo:color="#ffffff" fo:font-size="16pt" fo:font-weight="bold" style:font-size-asian="16pt" style:font-size-complex="16pt"/>
    </style:style>
    <style:style style:name="P8" style:family="paragraph">
      <style:paragraph-properties fo:text-align="center"/>
      <style:text-properties fo:font-size="10pt" style:font-size-asian="10pt" style:font-size-complex="10pt"/>
    </style:style>
    <style:style style:name="P9" style:family="paragraph">
      <loext:graphic-properties draw:fill-color="#cccccc"/>
      <style:paragraph-properties fo:text-align="center"/>
      <style:text-properties style:font-name="Arial1"/>
    </style:style>
    <style:style style:name="P10" style:family="paragraph">
      <loext:graphic-properties draw:fill="none" draw:fill-color="#ffffff"/>
      <style:text-properties fo:font-size="10pt" style:font-size-asian="10pt" style:font-size-complex="10pt"/>
    </style:style>
    <style:style style:name="P11" style:family="paragraph">
      <style:paragraph-properties fo:text-align="center">
        <style:tab-stops>
          <style:tab-stop style:position="56.007cm"/>
        </style:tab-stops>
      </style:paragraph-properties>
    </style:style>
    <style:style style:name="P12" style:family="paragraph">
      <style:paragraph-properties fo:text-align="center">
        <style:tab-stops>
          <style:tab-stop style:position="56.007cm"/>
        </style:tab-stops>
      </style:paragraph-properties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text-properties fo:font-size="9pt" style:font-size-asian="9pt" style:font-size-complex="9pt"/>
    </style:style>
    <style:style style:name="P14" style:family="paragraph">
      <loext:graphic-properties draw:fill="none" draw:fill-color="#ffffff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fo:font-weight="bold" style:font-size-asian="10pt" style:font-size-complex="10pt"/>
    </style:style>
    <style:style style:name="T3" style:family="text">
      <style:text-properties fo:color="#ffffff" fo:font-weight="bold"/>
    </style:style>
    <style:style style:name="T4" style:family="text">
      <style:text-properties fo:color="#ffffff" style:text-outline="false" style:text-line-through-style="none" style:text-line-through-type="none" style:font-name="Arial" fo:font-size="16pt" fo:font-style="normal" fo:text-shadow="none" style:text-underline-style="none" fo:font-weight="bold" style:letter-kerning="true" style:font-name-asian="Microsoft YaHei" style:font-size-asian="16pt" style:font-style-asian="normal" style:font-weight-asian="normal" style:font-name-complex="Arial2" style:font-size-complex="1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Microsoft YaHei" style:font-size-asian="10pt" style:font-style-asian="normal" style:font-weight-asian="normal" style:font-name-complex="Arial2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Arial1" fo:font-size="32pt" style:font-size-asian="32pt" style:font-size-complex="32pt"/>
    </style:style>
    <style:style style:name="T7" style:family="text">
      <style:text-properties style:font-name="Arial1"/>
    </style:style>
    <style:style style:name="T8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2" draw:id="id2" draw:layer="layout" svg:width="2.54cm" svg:height="2.413cm" svg:x="3.286cm" svg:y="6.842cm">
          <text:p text:style-name="P1"><text:span text:style-name="T1">Celda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rect draw:style-name="gr2" draw:text-style-name="P3" draw:layer="layout" svg:width="0.738cm" svg:height="0.246cm" draw:transform="rotate (0.785398163397448) translate (4.81cm 8.827cm)">
          <text:p/>
        </draw:rect>
        <draw:rect draw:style-name="gr2" draw:text-style-name="P3" draw:layer="layout" svg:width="0.738cm" svg:height="0.246cm" draw:transform="rotate (0.785398163397448) translate (3.606cm 7.618cm)">
          <text:p/>
        </draw:rect>
        <draw:rect draw:style-name="gr2" draw:text-style-name="P3" draw:layer="layout" svg:width="0.738cm" svg:height="0.246cm" draw:transform="rotate (2.35619449019234) translate (4.062cm 9.001cm)">
          <text:p/>
        </draw:rect>
        <draw:rect draw:style-name="gr2" draw:text-style-name="P3" draw:layer="layout" svg:width="0.738cm" svg:height="0.246cm" draw:transform="rotate (2.35619449019234) translate (5.332cm 7.792cm)">
          <text:p/>
        </draw:rect>
        <draw:rect draw:style-name="gr3" draw:text-style-name="P4" xml:id="id1" draw:id="id1" draw:layer="layout" svg:width="2.413cm" svg:height="1.016cm" svg:x="10.652cm" svg:y="6.969cm">
          <text:p text:style-name="P1"><text:span text:style-name="T2">FUENTE </text:span></text:p>
          <text:p text:style-name="P1"><text:span text:style-name="T2">REGULADA</text:span></text:p>
        </draw:rect>
        <draw:rect draw:style-name="gr3" draw:text-style-name="P5" xml:id="id3" draw:id="id3" draw:layer="layout" svg:width="2.413cm" svg:height="1.016cm" svg:x="10.525cm" svg:y="9.001cm">
          <text:p text:style-name="P1"><text:span text:style-name="T3">ADC</text:span></text:p>
        </draw:rect>
        <draw:connector draw:style-name="gr4" draw:text-style-name="P6" draw:layer="layout" draw:line-skew="-1.468cm" svg:x1="10.652cm" svg:y1="7.477cm" svg:x2="4.556cm" svg:y2="6.842cm" draw:start-shape="id1" draw:start-glue-point="3" draw:end-shape="id2" draw:end-glue-point="4" svg:d="M10652 7477h-3874v-1150h-2222v515" svg:viewBox="0 0 6097 1151">
          <text:p/>
        </draw:connector>
        <draw:connector draw:style-name="gr5" draw:text-style-name="P1" draw:layer="layout" draw:line-skew="0cm -1.468cm" svg:x1="4.556cm" svg:y1="9.255cm" svg:x2="10.652cm" svg:y2="7.477cm" draw:start-shape="id2" draw:start-glue-point="6" draw:end-shape="id1" draw:end-glue-point="3" svg:d="M4556 9255v514h2222v-2292h3874" svg:viewBox="0 0 6097 2293">
          <text:p/>
        </draw:connector>
        <draw:connector draw:style-name="gr6" draw:text-style-name="P1" draw:layer="layout" draw:line-skew="-0.071cm" svg:x1="5.826cm" svg:y1="8.049cm" svg:x2="10.525cm" svg:y2="9.509cm" draw:start-shape="id2" draw:start-glue-point="7" draw:end-shape="id3" draw:end-glue-point="3" svg:d="M5826 8049h2286v1460h2413" svg:viewBox="0 0 4700 1461">
          <text:p/>
        </draw:connector>
        <draw:connector draw:style-name="gr6" draw:text-style-name="P1" draw:layer="layout" draw:line-skew="0cm 1.137cm -0.071cm" svg:x1="3.286cm" svg:y1="8.049cm" svg:x2="10.525cm" svg:y2="9.509cm" draw:start-shape="id2" draw:start-glue-point="5" draw:end-shape="id3" draw:end-glue-point="3" svg:d="M3286 8049h-514v2857h5340v-1397h2413" svg:viewBox="0 0 7754 2858">
          <text:p/>
        </draw:connector>
        <draw:rect draw:style-name="gr3" draw:text-style-name="P7" xml:id="id4" draw:id="id4" draw:layer="layout" svg:width="3.302cm" svg:height="2.54cm" svg:x="15.097cm" svg:y="8.239cm">
          <text:p text:style-name="P1"><text:span text:style-name="T4"><text:s/></text:span><text:span text:style-name="T4">μP </text:span></text:p>
          <text:p text:style-name="P1"><text:span text:style-name="T5">(32bits)</text:span></text:p>
        </draw:rect>
        <draw:connector draw:style-name="gr7" draw:text-style-name="P8" draw:layer="layout" svg:x1="12.938cm" svg:y1="9.509cm" svg:x2="15.097cm" svg:y2="9.509cm" draw:start-shape="id3" draw:start-glue-point="1" draw:end-shape="id4" draw:end-glue-point="3" svg:d="M12938 9509h2159" svg:viewBox="0 0 2160 1">
          <text:p text:style-name="P1"><text:span text:style-name="T1">SPI</text:span></text:p>
        </draw:connector>
        <draw:rect draw:style-name="gr8" draw:text-style-name="P9" xml:id="id6" draw:id="id6" draw:layer="layout" svg:width="5.334cm" svg:height="1.397cm" svg:x="14.081cm" svg:y="14.716cm">
          <text:p text:style-name="P1"><text:span text:style-name="T6">123.456</text:span><text:span text:style-name="T7"> kg</text:span></text:p>
        </draw:rect>
        <draw:rect draw:style-name="gr3" draw:text-style-name="P4" xml:id="id5" draw:id="id5" draw:layer="layout" svg:width="4.064cm" svg:height="1.905cm" svg:x="14.716cm" svg:y="11.668cm">
          <text:p text:style-name="P1"><text:span text:style-name="T2">LCD </text:span></text:p>
          <text:p text:style-name="P1"><text:span text:style-name="T2">Driver</text:span></text:p>
          <text:p text:style-name="P1"><text:span text:style-name="T2">(optional, según </text:span></text:p>
          <text:p text:style-name="P1"><text:span text:style-name="T2">micro seleccionado)</text:span></text:p>
        </draw:rect>
        <draw:connector draw:style-name="gr9" draw:text-style-name="P1" draw:layer="layout" svg:x1="16.748cm" svg:y1="10.779cm" svg:x2="16.748cm" svg:y2="11.668cm" draw:start-shape="id4" draw:start-glue-point="2" draw:end-shape="id5" draw:end-glue-point="0" svg:d="M16748 10779v889" svg:viewBox="0 0 1 890">
          <text:p/>
        </draw:connector>
        <draw:connector draw:style-name="gr10" draw:text-style-name="P1" draw:layer="layout" svg:x1="16.748cm" svg:y1="13.573cm" svg:x2="16.748cm" svg:y2="14.716cm" draw:start-shape="id5" draw:start-glue-point="2" draw:end-shape="id6" draw:end-glue-point="0" svg:d="M16748 13573v1143" svg:viewBox="0 0 1 1144">
          <text:p/>
        </draw:connector>
        <draw:frame draw:style-name="gr11" draw:text-style-name="P1" xml:id="id7" draw:id="id7" draw:layer="layout" svg:width="6.868cm" svg:height="1.143cm" svg:x="13.319cm" svg:y="4.302cm">
          <draw:image xlink:href="Pictures/10000000000001EA0000005AA6494B57F95987E0.png" xlink:type="simple" xlink:show="embed" xlink:actuate="onLoad">
            <text:p/>
          </draw:image>
        </draw:frame>
        <draw:connector draw:style-name="gr6" draw:text-style-name="P1" draw:layer="layout" svg:x1="16.748cm" svg:y1="8.239cm" svg:x2="16.753cm" svg:y2="5.445cm" draw:start-shape="id4" draw:start-glue-point="0" draw:end-shape="id7" svg:d="M16748 8239v-1397h5v-1397" svg:viewBox="0 0 6 2795">
          <text:p/>
        </draw:connector>
        <draw:frame draw:style-name="gr12" draw:text-style-name="P10" draw:layer="layout" svg:width="2.166cm" svg:height="0.645cm" svg:x="15.605cm" svg:y="3.667cm">
          <draw:text-box draw:corner-radius="0.201cm">
            <text:p><text:span text:style-name="T1">TECLADO</text:span></text:p>
          </draw:text-box>
        </draw:frame>
        <draw:frame draw:style-name="gr13" draw:text-style-name="P10" draw:layer="layout" svg:width="1.653cm" svg:height="0.645cm" svg:x="15.996cm" svg:y="16.113cm">
          <draw:text-box>
            <text:p><text:span text:style-name="T1">Display</text:span></text:p>
          </draw:text-box>
        </draw:frame>
        <draw:rect draw:style-name="gr3" draw:text-style-name="P5" xml:id="id8" draw:id="id8" draw:layer="layout" svg:width="1.905cm" svg:height="2.032cm" svg:x="23.225cm" svg:y="4.937cm">
          <text:p text:style-name="P1"><text:span text:style-name="T2">I/O</text:span></text:p>
          <text:p text:style-name="P1"><text:span text:style-name="T2">Aisladas</text:span></text:p>
          <text:p text:style-name="P1"><text:span text:style-name="T2">Potencia</text:span></text:p>
          <text:p text:style-name="P1"><text:span text:style-name="T2">(opcional)</text:span></text:p>
        </draw:rect>
        <draw:connector draw:style-name="gr14" draw:text-style-name="P8" draw:layer="layout" svg:x1="18.399cm" svg:y1="9.509cm" svg:x2="23.225cm" svg:y2="5.953cm" draw:start-shape="id4" draw:start-glue-point="1" draw:end-shape="id8" draw:end-glue-point="3" svg:d="M18399 9509h2413v-3556h2413" svg:viewBox="0 0 4827 3557">
          <text:p text:style-name="P1"><text:span text:style-name="T1">I2C</text:span></text:p>
        </draw:connector>
        <draw:rect draw:style-name="gr3" draw:text-style-name="P5" xml:id="id10" draw:id="id10" draw:layer="layout" svg:width="4.064cm" svg:height="2.286cm" svg:x="5.572cm" svg:y="13.446cm">
          <text:p text:style-name="P1"><text:span text:style-name="T3">Wi-Fi</text:span></text:p>
        </draw:rect>
        <draw:custom-shape draw:style-name="gr15" draw:text-style-name="P1" xml:id="id9" draw:id="id9" draw:layer="layout" svg:width="0.254cm" svg:height="0.254cm" draw:transform="rotate (1.5707963267949) translate (15.097cm 10.779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6" draw:text-style-name="P12" draw:layer="layout" svg:x1="15.097cm" svg:y1="10.652cm" svg:x2="9.636cm" svg:y2="14.589cm" draw:start-shape="id9" draw:start-glue-point="4" draw:end-shape="id10" draw:end-glue-point="1" svg:d="M15097 10652h-2730v3937h-2731" svg:viewBox="0 0 5462 3938">
          <text:p text:style-name="P11"><text:span text:style-name="T1">I2C/SPI/UART (a definir)</text:span></text:p>
        </draw:connector>
        <draw:rect draw:style-name="gr17" draw:text-style-name="P5" xml:id="id12" draw:id="id12" draw:layer="layout" svg:width="1.397cm" svg:height="2.159cm" svg:x="21.066cm" svg:y="11.033cm">
          <text:p/>
        </draw:rect>
        <draw:custom-shape draw:style-name="gr15" draw:text-style-name="P1" xml:id="id11" draw:id="id11" draw:layer="layout" svg:width="0.254cm" svg:height="0.254cm" draw:transform="rotate (-1.5707963267949) translate (18.399cm 10.52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onnector draw:style-name="gr14" draw:text-style-name="P8" draw:layer="layout" svg:x1="18.399cm" svg:y1="10.652cm" svg:x2="21.066cm" svg:y2="12.112cm" draw:start-shape="id11" draw:start-glue-point="4" draw:end-shape="id12" draw:end-glue-point="3" svg:d="M18399 10652h1334v1460h1333" svg:viewBox="0 0 2668 1461">
          <text:p text:style-name="P1"><text:span text:style-name="T1">UART</text:span></text:p>
        </draw:connector>
        <draw:line draw:style-name="gr18" draw:text-style-name="P2" draw:layer="layout" svg:x1="22.463cm" svg:y1="12.153cm" svg:x2="25.257cm" svg:y2="12.176cm">
          <text:p/>
        </draw:line>
        <draw:frame draw:style-name="gr19" draw:text-style-name="P13" draw:layer="layout" svg:width="2.538cm" svg:height="0.607cm" svg:x="23.098cm" svg:y="12.43cm">
          <draw:text-box>
            <text:p><text:span text:style-name="T8">RS232/RS485</text:span></text:p>
          </draw:text-box>
        </draw:frame>
        <draw:rect draw:style-name="gr3" draw:text-style-name="P4" xml:id="id13" draw:id="id13" draw:layer="layout" svg:width="1.778cm" svg:height="1.524cm" svg:x="23.352cm" svg:y="8.747cm">
          <text:p text:style-name="P1"><text:span text:style-name="T2">Memoria</text:span></text:p>
          <text:p text:style-name="P1"><text:span text:style-name="T2">EEPROM</text:span></text:p>
        </draw:rect>
        <draw:connector draw:style-name="gr6" draw:text-style-name="P1" draw:layer="layout" svg:x1="23.352cm" svg:y1="9.509cm" svg:x2="18.399cm" svg:y2="9.509cm" draw:start-shape="id13" draw:start-glue-point="3" draw:end-shape="id4" draw:end-glue-point="1" svg:d="M23352 9509h-4953" svg:viewBox="0 0 4954 1">
          <text:p/>
        </draw:connector>
        <draw:rect draw:style-name="gr3" draw:text-style-name="P5" xml:id="id14" draw:id="id14" draw:layer="layout" svg:width="1.905cm" svg:height="2.032cm" svg:x="23.225cm" svg:y="2.27cm">
          <text:p text:style-name="P1"><text:span text:style-name="T2">RTC</text:span></text:p>
          <text:p text:style-name="P1"><text:span text:style-name="T2">(opcional)</text:span></text:p>
        </draw:rect>
        <draw:connector draw:style-name="gr6" draw:text-style-name="P1" draw:layer="layout" svg:x1="23.225cm" svg:y1="3.286cm" svg:x2="18.399cm" svg:y2="9.509cm" draw:start-shape="id14" draw:start-glue-point="3" draw:end-shape="id4" draw:end-glue-point="1" svg:d="M23225 3286h-2413v6223h-2413" svg:viewBox="0 0 4827 6224">
          <text:p/>
        </draw:connector>
        <draw:rect draw:style-name="gr20" draw:text-style-name="P6" draw:layer="layout" svg:width="7.62cm" svg:height="5.969cm" svg:x="1.508cm" svg:y="5.699cm">
          <text:p/>
        </draw:rect>
        <draw:frame draw:style-name="gr21" draw:text-style-name="P14" draw:layer="layout" svg:width="5.713cm" svg:height="0.963cm" svg:x="2.526cm" svg:y="4.81cm">
          <draw:text-box>
            <text:p>Receptor de carga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adornments="Italic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onzalo Sanchez</meta:initial-creator>
    <meta:creation-date>2020-09-09T19:36:09.56</meta:creation-date>
    <dc:date>2020-10-31T14:50:16.392453226</dc:date>
    <meta:editing-duration>PT55M49S</meta:editing-duration>
    <meta:editing-cycles>7</meta:editing-cycles>
    <meta:generator>LibreOffice/6.0.7.3$Linux_X86_64 LibreOffice_project/00m0$Build-3</meta:generator>
    <meta:document-statistic meta:object-count="37"/>
  </office:meta>
</office:document-meta>
</file>